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family-generic="roman" style:font-pitch="variable"/>
  </office:font-face-decls>
  <office:automatic-styles>
    <style:style style:name="P1" style:family="paragraph" style:parent-style-name="Standard">
      <style:text-properties officeooo:paragraph-rsid="00166a4c"/>
    </style:style>
    <style:style style:name="P2" style:family="paragraph" style:parent-style-name="Standard">
      <style:text-properties officeooo:paragraph-rsid="0018015f"/>
    </style:style>
    <style:style style:name="P3" style:family="paragraph" style:parent-style-name="Standard">
      <style:text-properties officeooo:rsid="0018015f" officeooo:paragraph-rsid="0018015f"/>
    </style:style>
    <style:style style:name="P4" style:family="paragraph" style:parent-style-name="Standard">
      <style:text-properties officeooo:rsid="0019fe64" officeooo:paragraph-rsid="0019fe64"/>
    </style:style>
    <style:style style:name="P5" style:family="paragraph" style:parent-style-name="Standard">
      <style:text-properties officeooo:paragraph-rsid="0019fe64"/>
    </style:style>
    <style:style style:name="P6" style:family="paragraph" style:parent-style-name="Standard">
      <style:text-properties officeooo:paragraph-rsid="001b4663"/>
    </style:style>
    <style:style style:name="P7" style:family="paragraph" style:parent-style-name="Standard">
      <style:paragraph-properties fo:margin-left="0.4925in" fo:text-indent="0in" style:auto-text-indent="false"/>
      <style:text-properties officeooo:paragraph-rsid="001b4663"/>
    </style:style>
    <style:style style:name="P8" style:family="paragraph" style:parent-style-name="Standard">
      <style:text-properties officeooo:rsid="001b4663" officeooo:paragraph-rsid="001b4663"/>
    </style:style>
    <style:style style:name="P9" style:family="paragraph" style:parent-style-name="Standard">
      <style:text-properties fo:font-weight="bold" officeooo:paragraph-rsid="001b4663" fo:background-color="transparent" style:font-weight-asian="bold" style:font-weight-complex="bold"/>
    </style:style>
    <style:style style:name="P10" style:family="paragraph" style:parent-style-name="Text_20_body">
      <style:text-properties fo:font-weight="bold" officeooo:paragraph-rsid="001b4663" fo:background-color="transparent" style:font-weight-asian="bold" style:font-weight-complex="bold"/>
    </style:style>
    <style:style style:name="P11" style:family="paragraph" style:parent-style-name="Standard">
      <style:paragraph-properties fo:margin-left="0in" fo:text-indent="0in" style:auto-text-indent="false"/>
      <style:text-properties fo:font-weight="bold" officeooo:rsid="001d2672" officeooo:paragraph-rsid="001d2672" fo:background-color="transparent" style:font-weight-asian="bold" style:font-weight-complex="bold"/>
    </style:style>
    <style:style style:name="P12" style:family="paragraph" style:parent-style-name="Standard">
      <style:text-properties fo:font-weight="bold" officeooo:rsid="001d2672" officeooo:paragraph-rsid="001d2672" style:font-weight-asian="bold" style:font-weight-complex="bold"/>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weight="normal" officeooo:rsid="001d2672" officeooo:paragraph-rsid="001d2672" fo:background-color="transparent" style:font-weight-asian="normal" style:font-weight-complex="normal"/>
    </style:style>
    <style:style style:name="P15" style:family="paragraph" style:parent-style-name="Standard">
      <style:paragraph-properties fo:margin-left="0.4925in" fo:text-indent="0in" style:auto-text-indent="false"/>
      <style:text-properties fo:font-weight="normal" officeooo:rsid="001d2672" officeooo:paragraph-rsid="001d2672" style:font-weight-asian="normal" style:font-weight-complex="normal"/>
    </style:style>
    <style:style style:name="P16" style:family="paragraph" style:parent-style-name="Standard">
      <style:paragraph-properties fo:margin-left="0in" fo:text-indent="0in" style:auto-text-indent="false"/>
      <style:text-properties fo:font-weight="normal" officeooo:rsid="001d2672" officeooo:paragraph-rsid="001d2672" style:font-weight-asian="normal" style:font-weight-complex="normal"/>
    </style:style>
    <style:style style:name="P17" style:family="paragraph" style:parent-style-name="Standard">
      <style:paragraph-properties fo:margin-left="0in" fo:text-indent="0in" style:auto-text-indent="false"/>
      <style:text-properties fo:font-weight="normal" officeooo:rsid="001d2672" officeooo:paragraph-rsid="002117f2" style:font-weight-asian="normal" style:font-weight-complex="normal"/>
    </style:style>
    <style:style style:name="P18" style:family="paragraph" style:parent-style-name="Standard">
      <style:paragraph-properties fo:margin-left="0in" fo:text-indent="0in" style:auto-text-indent="false"/>
      <style:text-properties fo:font-weight="normal" officeooo:rsid="002117f2" officeooo:paragraph-rsid="002117f2" style:font-weight-asian="normal" style:font-weight-complex="normal"/>
    </style:style>
    <style:style style:name="P19" style:family="paragraph" style:parent-style-name="Standard">
      <style:text-properties officeooo:paragraph-rsid="001d2672"/>
    </style:style>
    <style:style style:name="P20" style:family="paragraph" style:parent-style-name="Standard">
      <style:paragraph-properties fo:margin-left="0in" fo:text-indent="0in" style:auto-text-indent="false"/>
      <style:text-properties officeooo:paragraph-rsid="001f6868"/>
    </style:style>
    <style:style style:name="P21" style:family="paragraph" style:parent-style-name="Standard">
      <style:text-properties officeooo:paragraph-rsid="002117f2"/>
    </style:style>
    <style:style style:name="P22" style:family="paragraph" style:parent-style-name="Standard">
      <style:text-properties officeooo:rsid="002117f2" officeooo:paragraph-rsid="002117f2"/>
    </style:style>
    <style:style style:name="P23" style:family="paragraph" style:parent-style-name="Standard">
      <style:paragraph-properties fo:margin-left="0in" fo:text-indent="0in" style:auto-text-indent="false"/>
      <style:text-properties officeooo:rsid="0023660f" officeooo:paragraph-rsid="0023660f"/>
    </style:style>
    <style:style style:name="P24" style:family="paragraph" style:parent-style-name="Text_20_body">
      <style:text-properties officeooo:paragraph-rsid="001b4663" fo:background-color="transparent"/>
    </style:style>
    <style:style style:name="P25" style:family="paragraph" style:parent-style-name="Standard">
      <style:paragraph-properties fo:margin-left="0.9846in" fo:text-indent="0in" style:auto-text-indent="false"/>
      <style:text-properties officeooo:rsid="001f6868" officeooo:paragraph-rsid="002c949c" fo:background-color="transparent"/>
    </style:style>
    <style:style style:name="P26" style:family="paragraph" style:parent-style-name="Standard">
      <style:paragraph-properties fo:margin-left="0.9846in" fo:text-indent="0in" style:auto-text-indent="false"/>
      <style:text-properties officeooo:paragraph-rsid="0026871d"/>
    </style:style>
    <style:style style:name="P27" style:family="paragraph" style:parent-style-name="Standard">
      <style:paragraph-properties fo:margin-left="0in" fo:text-indent="0in" style:auto-text-indent="false"/>
      <style:text-properties officeooo:paragraph-rsid="002c949c"/>
    </style:style>
    <style:style style:name="P28" style:family="paragraph" style:parent-style-name="Standard">
      <style:paragraph-properties fo:margin-left="0.9846in" fo:text-indent="0in" style:auto-text-indent="false"/>
      <style:text-properties officeooo:paragraph-rsid="002c949c"/>
    </style:style>
    <style:style style:name="P29" style:family="paragraph" style:parent-style-name="Standard">
      <style:text-properties officeooo:paragraph-rsid="0033512a"/>
    </style:style>
    <style:style style:name="P30" style:family="paragraph" style:parent-style-name="Standard" style:list-style-name="L1">
      <style:text-properties officeooo:paragraph-rsid="001b4663"/>
    </style:style>
    <style:style style:name="P31" style:family="paragraph" style:parent-style-name="Standard" style:list-style-name="L2">
      <style:text-properties officeooo:paragraph-rsid="002fcbc6"/>
    </style:style>
    <style:style style:name="P32" style:family="paragraph" style:parent-style-name="Standard" style:list-style-name="L2">
      <style:text-properties officeooo:rsid="001b4663" officeooo:paragraph-rsid="001b4663"/>
    </style:style>
    <style:style style:name="P33" style:family="paragraph" style:parent-style-name="Standard" style:list-style-name="L2">
      <style:text-properties officeooo:rsid="001b4663" officeooo:paragraph-rsid="001f6868"/>
    </style:style>
    <style:style style:name="P34" style:family="paragraph" style:parent-style-name="Standard" style:list-style-name="L3">
      <style:text-properties officeooo:paragraph-rsid="001f6868"/>
    </style:style>
    <style:style style:name="P35" style:family="paragraph" style:parent-style-name="Standard" style:list-style-name="L3">
      <style:text-properties officeooo:paragraph-rsid="002917b3"/>
    </style:style>
    <style:style style:name="P36" style:family="paragraph" style:parent-style-name="Standard" style:list-style-name="L3">
      <style:text-properties officeooo:rsid="001d2672" officeooo:paragraph-rsid="001f6868"/>
    </style:style>
    <style:style style:name="P37" style:family="paragraph" style:parent-style-name="Standard" style:list-style-name="L4" style:master-page-name="">
      <loext:graphic-properties draw:fill="none"/>
      <style:paragraph-properties fo:margin-left="0in" fo:margin-right="0in" fo:text-indent="0in" style:auto-text-indent="false" style:page-number="auto" fo:background-color="transparent"/>
      <style:text-properties officeooo:paragraph-rsid="002c949c"/>
    </style:style>
    <style:style style:name="P38" style:family="paragraph" style:parent-style-name="Standard" style:list-style-name="L5">
      <style:paragraph-properties fo:margin-left="0in" fo:text-indent="0in" style:auto-text-indent="false"/>
      <style:text-properties fo:font-weight="normal" officeooo:rsid="001d2672" officeooo:paragraph-rsid="001d2672" style:font-weight-asian="normal" style:font-weight-complex="normal"/>
    </style:style>
    <style:style style:name="P39" style:family="paragraph" style:parent-style-name="Standard" style:list-style-name="L6">
      <style:paragraph-properties fo:margin-left="0in" fo:text-indent="0in" style:auto-text-indent="false"/>
      <style:text-properties fo:font-weight="normal" officeooo:rsid="001d2672" officeooo:paragraph-rsid="001d2672" style:font-weight-asian="normal" style:font-weight-complex="normal"/>
    </style:style>
    <style:style style:name="P40" style:family="paragraph" style:parent-style-name="Standard" style:list-style-name="L7">
      <style:paragraph-properties fo:margin-left="0in" fo:text-indent="0in" style:auto-text-indent="false"/>
      <style:text-properties fo:font-weight="normal" officeooo:rsid="001d2672" officeooo:paragraph-rsid="001d2672" style:font-weight-asian="normal" style:font-weight-complex="normal"/>
    </style:style>
    <style:style style:name="P41" style:family="paragraph" style:parent-style-name="Standard" style:list-style-name="L9">
      <style:paragraph-properties fo:margin-left="0in" fo:text-indent="0in" style:auto-text-indent="false"/>
      <style:text-properties fo:font-weight="normal" officeooo:rsid="001d2672" officeooo:paragraph-rsid="001d2672" style:font-weight-asian="normal" style:font-weight-complex="normal"/>
    </style:style>
    <style:style style:name="P42" style:family="paragraph" style:parent-style-name="Standard" style:list-style-name="L8">
      <style:paragraph-properties fo:margin-left="0in" fo:text-indent="0in" style:auto-text-indent="false"/>
      <style:text-properties fo:font-weight="normal" officeooo:rsid="002117f2" officeooo:paragraph-rsid="001d2672" style:font-weight-asian="normal" style:font-weight-complex="normal"/>
    </style:style>
    <style:style style:name="P43" style:family="paragraph" style:parent-style-name="Standard" style:list-style-name="L10">
      <style:paragraph-properties fo:margin-left="0in" fo:text-indent="0in" style:auto-text-indent="false"/>
      <style:text-properties officeooo:paragraph-rsid="002c949c"/>
    </style:style>
    <style:style style:name="P44" style:family="paragraph" style:parent-style-name="Standard" style:list-style-name="L11">
      <style:paragraph-properties fo:margin-left="0in" fo:text-indent="0in" style:auto-text-indent="false"/>
      <style:text-properties officeooo:rsid="002117f2" officeooo:paragraph-rsid="002c949c" fo:background-color="transparent"/>
    </style:style>
    <style:style style:name="P45" style:family="paragraph" style:parent-style-name="Standard">
      <style:text-properties officeooo:paragraph-rsid="0033512a"/>
    </style:style>
    <style:style style:name="P46" style:family="paragraph" style:parent-style-name="Standard">
      <style:text-properties fo:font-weight="bold" style:font-weight-asian="bold" style:font-weight-complex="bold"/>
    </style:style>
    <style:style style:name="T1" style:family="text">
      <style:text-properties officeooo:rsid="00166a4c"/>
    </style:style>
    <style:style style:name="T2" style:family="text">
      <style:text-properties officeooo:rsid="0019fe64"/>
    </style:style>
    <style:style style:name="T3" style:family="text">
      <style:text-properties fo:background-color="transparent" loext:char-shading-value="0"/>
    </style:style>
    <style:style style:name="T4" style:family="text">
      <style:text-properties officeooo:rsid="0019fe64" fo:background-color="transparent" loext:char-shading-value="0"/>
    </style:style>
    <style:style style:name="T5" style:family="text">
      <style:text-properties officeooo:rsid="001f6868" fo:background-color="transparent" loext:char-shading-value="0"/>
    </style:style>
    <style:style style:name="T6" style:family="text">
      <style:text-properties officeooo:rsid="002117f2" fo:background-color="transparent" loext:char-shading-value="0"/>
    </style:style>
    <style:style style:name="T7" style:family="text">
      <style:text-properties officeooo:rsid="001b4663"/>
    </style:style>
    <style:style style:name="T8" style:family="text">
      <style:text-properties fo:font-weight="normal" style:font-weight-asian="normal" style:font-weight-complex="normal"/>
    </style:style>
    <style:style style:name="T9" style:family="text">
      <style:text-properties fo:font-weight="normal" officeooo:rsid="001f6868" style:font-weight-asian="normal" style:font-weight-complex="normal"/>
    </style:style>
    <style:style style:name="T10" style:family="text">
      <style:text-properties fo:font-weight="normal" officeooo:rsid="002fcbc6" style:font-weight-asian="normal" style:font-weight-complex="normal"/>
    </style:style>
    <style:style style:name="T11" style:family="text">
      <style:text-properties officeooo:rsid="001d2672"/>
    </style:style>
    <style:style style:name="T12" style:family="text">
      <style:text-properties loext:padding="0.0193in" loext:border="0.06pt solid #d9d9e3"/>
    </style:style>
    <style:style style:name="T13" style:family="text">
      <style:text-properties fo:font-weight="bold" style:font-weight-asian="bold" style:font-weight-complex="bold"/>
    </style:style>
    <style:style style:name="T14" style:family="text">
      <style:text-properties fo:font-weight="bold" officeooo:rsid="001b4663" style:font-weight-asian="bold" style:font-weight-complex="bold"/>
    </style:style>
    <style:style style:name="T15" style:family="text">
      <style:text-properties fo:font-weight="bold" officeooo:rsid="001d2672" style:font-weight-asian="bold" style:font-weight-complex="bold"/>
    </style:style>
    <style:style style:name="T16" style:family="text">
      <style:text-properties fo:font-weight="bold" officeooo:rsid="001ec2df" style:font-weight-asian="bold" style:font-weight-complex="bold"/>
    </style:style>
    <style:style style:name="T17" style:family="text">
      <style:text-properties fo:font-weight="bold" officeooo:rsid="0023660f" style:font-weight-asian="bold" style:font-weight-complex="bold"/>
    </style:style>
    <style:style style:name="T18" style:family="text">
      <style:text-properties officeooo:rsid="001f1335"/>
    </style:style>
    <style:style style:name="T19" style:family="text">
      <style:text-properties officeooo:rsid="002117f2"/>
    </style:style>
    <style:style style:name="T20" style:family="text">
      <style:text-properties officeooo:rsid="0022cfad"/>
    </style:style>
    <style:style style:name="T21" style:family="text">
      <style:text-properties officeooo:rsid="0026871d"/>
    </style:style>
    <style:style style:name="T22" style:family="text">
      <style:text-properties officeooo:rsid="002917b3"/>
    </style:style>
    <style:style style:name="T23" style:family="text">
      <style:text-properties fo:color="#000000" loext:opacity="100%"/>
    </style:style>
    <style:style style:name="T24" style:family="text">
      <style:text-properties fo:color="#000000" loext:opacity="100%" officeooo:rsid="0031aae5"/>
    </style:style>
    <style:style style:name="T25" style:family="text">
      <style:text-properties fo:color="#000000" loext:opacity="100%"/>
    </style:style>
    <style:style style:name="T26" style:family="text">
      <style:text-properties officeooo:rsid="002ae537"/>
    </style:style>
    <style:style style:name="T27" style:family="text">
      <style:text-properties officeooo:rsid="002fcbc6"/>
    </style:style>
    <style:style style:name="T28" style:family="text">
      <style:text-properties officeooo:rsid="0033512a"/>
    </style:style>
    <style:style style:name="T29" style:family="text">
      <style:text-properties officeooo:rsid="003373c0"/>
    </style:style>
    <style:style style:name="T30" style:family="text">
      <style:text-properties officeooo:rsid="0036eb1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VP roadmap <text:span text:style-name="T1">by </text:span><text:span text:style-name="T30">like-minded knights (M&amp;D)</text:span><text:span text:style-name="T1"><text:line-break/></text:span>Two proper real life parties are included:</text:p>
      <text:p text:style-name="P1"/>
      <text:p text:style-name="Standard"/>
      <text:p text:style-name="Standard">Short-Term Roadmap for Network State MVP (Unity) Until Q2 2024</text:p>
      <text:p text:style-name="Standard"/>
      <text:p text:style-name="Standard">Global Societal Analysis of Humanity 1.0:<text:line-break/><text:span text:style-name="T1">*</text:span>Analyze global societal dynamics<text:line-break/><text:span text:style-name="T1">*</text:span>Understand humanity's reality beyond Western perspectives</text:p>
      <text:p text:style-name="Standard"/>
      <text:p text:style-name="Standard">Idealism Application in Society for Humanity 2.0:<text:line-break/><text:span text:style-name="T1">*E</text:span>xplore how ideals can assist in societal transitions<text:line-break/><text:span text:style-name="T1">*</text:span>Focus on non-defensive approaches to territory, laws, values, and religion<text:line-break/><text:span text:style-name="T1">*</text:span>Emphasize gradual societal improvement</text:p>
      <text:p text:style-name="Standard"/>
      <text:p text:style-name="P1">Target Group Identification:<text:line-break/><text:span text:style-name="T1">*</text:span>Identify target audiences (co-living/co-working spaces, digital nomads, existing territorial jurisdictions/immigration offices)</text:p>
      <text:p text:style-name="P1"/>
      <text:p text:style-name="P1">Investor Engagement/Sponsor Onboarding:<text:line-break/><text:span text:style-name="T7">*</text:span>Develop and present a Pitch Deck<text:line-break/><text:span text:style-name="T7">*</text:span>Attract potential investors and sponsors</text:p>
      <text:p text:style-name="P1"/>
      <text:p text:style-name="P1">Preparation for Physical Network State MVP Bootcamp in Malta:<text:line-break/><text:span text:style-name="T1">*</text:span>Arrange a pop-up co-living mansion for bootcamp<text:line-break/><text:span text:style-name="T1">*</text:span>Facilitate collaborative MVP development<text:line-break/><text:span text:style-name="T1">*</text:span>Assign leaders for each required role<text:line-break/><text:span text:style-name="T1">*</text:span>Organize Kick-Off Jungle Party</text:p>
      <text:p text:style-name="P1"/>
      <text:p text:style-name="P1">Software/App Development:<text:line-break/><text:span text:style-name="T1">*</text:span>Develop frontend web application, ensuring interaction with on-chain data<text:line-break/><text:span text:style-name="T1">*</text:span>Construct backend using Web2 technology</text:p>
      <text:p text:style-name="P1"/>
      <text:p text:style-name="P1">User Experience (UX)/User Interface (UI) Design:<text:line-break/><text:span text:style-name="T1">*</text:span>Focus on intuitive, user-friendly, and visually appealing design<text:line-break/><text:span text:style-name="T1">*</text:span>Cater to diverse global nomad community needs</text:p>
      <text:p text:style-name="P1"/>
      <text:p text:style-name="P1">Project Tokenization:<text:line-break/><text:span text:style-name="T1">*</text:span>Adjust tokenization strategy based on community feedback</text:p>
      <text:p text:style-name="P1"/>
      <text:p text:style-name="P1">NomadPass (Short-Term Version of Web3ID Development):<text:line-break/><text:span text:style-name="T1">*</text:span>Develop NomadPass as a preliminary Web3ID system<text:line-break/><text:span text:style-name="T1">*</text:span>Implement as a digital identity and wallet for token exchange</text:p>
      <text:p text:style-name="P1"/>
      <text:p text:style-name="P1">Iterative Feedback and Local Testing in Malta:<text:line-break/><text:span text:style-name="T1">*</text:span>Organize NOMAD / HUMANITY 2.0 meetups for local tests<text:line-break/><text:span text:style-name="T1">*U</text:span>tilize technology in co-living pop-up mansion</text:p>
      <text:p text:style-name="P1"/>
      <text:p text:style-name="P1">Building Relationships with Physical Jurisdictions and Local Communities:<text:line-break/><text:span text:style-name="T1">*</text:span>Initiate talks with immigration offices for digital nomad visas<text:line-break/><text:span text:style-name="T1">*</text:span>Aim to build diplomatic relationships<text:line-break/><text:span text:style-name="T1">*</text:span>Showcase ability to meet specific country needs</text:p>
      <text:p text:style-name="P1"><text:soft-page-break/>Partnerships with Local Communities and Organizations:<text:line-break/><text:span text:style-name="T1">*</text:span>Establish connections with local entities and global initiatives<text:line-break/><text:span text:style-name="T1">*</text:span>Enhance local integration, support, and community involvement</text:p>
      <text:p text:style-name="P1"/>
      <text:p text:style-name="P1">Building Relationships with the Media:<text:line-break/><text:span text:style-name="T1">*</text:span>Establish connections with media outlets<text:line-break/><text:span text:style-name="T1">*</text:span>Narrate the Unity story as digital knights<text:line-break/><text:span text:style-name="T1">*</text:span>Emphasize unity, positivity, and overcoming nation-state divisions</text:p>
      <text:p text:style-name="P1"/>
      <text:p text:style-name="P1">MVP Launch with Inauguration in Malta and First NOMADPASS Citizen IDs Issuance:<text:line-break/><text:span text:style-name="T1">*</text:span>Launch the project with multiple co-living community nodes<text:line-break/><text:span text:style-name="T1">*</text:span>Inaugurate the first network state in Malta<text:line-break/><text:span text:style-name="T1">*</text:span>Issue the first NOMADPASS citizen IDs</text:p>
      <text:p text:style-name="P1"/>
      <text:p text:style-name="P1">Fostering Community Relationships and Unity World Tour:<text:line-break/><text:span text:style-name="T1">*</text:span>Strengthen relationships through meetups and online hangouts<text:line-break/><text:span text:style-name="T1">*</text:span>Celebrate Humanity 2.0<text:line-break/><text:span text:style-name="T1">*</text:span>Conduct the Unity World Tour visiting onboarded nodes</text:p>
      <text:p text:style-name="P1"/>
      <text:p text:style-name="P1">Sustainability and Community-Driven Growth:<text:line-break/><text:span text:style-name="T1">*</text:span>Develop a sustainable MVP that grows organically<text:line-break/><text:span text:style-name="T1">*</text:span>Focus on community-driven expansion</text:p>
      <text:p text:style-name="P1"/>
      <text:p text:style-name="P1">----------------------------------------------</text:p>
      <text:p text:style-name="P1"/>
      <text:p text:style-name="P1"/>
      <text:p text:style-name="P21"><text:span text:style-name="T13">Global Societal Analysis of Humanity 1.0:</text:span><text:line-break/><text:span text:style-name="T1">*</text:span>Analyze global societal dynamics<text:line-break/><text:span text:style-name="T1">*</text:span>Understand humanity's reality beyond Western perspectives<text:line-break/><text:line-break/><text:span text:style-name="T19">Unbalanced key points of humanity 1.0:<text:line-break/>-Local </text:span>knowledge and traditional practices <text:span text:style-name="T19">vs Globalization / colonialism / faith-based religious oppression</text:span></text:p>
      <text:p text:style-name="P22">-Global economic inequality vs counter-economy / black markets / human trafficking</text:p>
      <text:p text:style-name="P22">-Political models vs Governance models</text:p>
      <text:p text:style-name="P22">-Oppressive technological advancements vs free and sustainable technological innovation</text:p>
      <text:p text:style-name="P22">-Environmental vulnerability vs biodiversity</text:p>
      <text:p text:style-name="P22">-Global human rights and social equity vs migration and displacement</text:p>
      <text:p text:style-name="P22"><text:span text:style-name="Strong_20_Emphasis"><text:span text:style-name="T12"/></text:span></text:p>
      <text:p text:style-name="P22"><text:s/></text:p>
      <text:p text:style-name="P2"><text:span text:style-name="T13">Idealism Application in Society for Humanity 2.0:</text:span><text:line-break/><text:span text:style-name="T1">*E</text:span>xplore how ideals can assist in societal transitions<text:line-break/><text:span text:style-name="T1">*</text:span>Focus on non-defensive approaches to territory, laws, values, and religion<text:line-break/><text:span text:style-name="T1">*</text:span>Emphasize gradual societal improvement</text:p>
      <text:p text:style-name="P2"/>
      <text:p text:style-name="P3"/>
      <text:p text:style-name="P3"/>
      <text:p text:style-name="P4">How we match the idealism into the reality? How we can apply new visions?</text:p>
      <text:p text:style-name="P3"/>
      <text:p text:style-name="P3">Strategy:</text:p>
      <text:p text:style-name="P3">In Phase 1 (Low-Density Humanity 2.0), ideas have some traction, but there is a struggle over the right approach, e.g. should we have a Party/company to get some funds or grants? humans 2.0 are <text:soft-page-break/>those who want different setup at this juncture. The strategy is: The coordination among early humans 2.0 activists in the form of alliances: ‘...the proto-basic organization for the activists is happening now </text:p>
      <text:p text:style-name="P3">These humans are encouraged to agitate within established <text:s/>organizations in Phase 1 </text:p>
      <text:p text:style-name="P3"/>
      <text:p text:style-name="P3">Since humanity 2.0 rejects state laws, it ultimately requires autonomous spaces, zones, and territories beyond the reach of the state to proceed to Phase 2. It needs a swell of like-minded humans 2.0 living and working together. The path from theory to practice as crucial here because the humans 2.0 will show life outside the state is not just possible, but preferable. This is because you will be living more authentically, more consistently with yourself, rather than pretending to prefer the staid, safe life of the current system.</text:p>
      <text:p text:style-name="P3"/>
      <text:p text:style-name="P3">Phase 1 is where colivings and coworkings made the difference and where these alliances can be established, promoted, curated and developed in a pragmatic way. Where idealism <text:span text:style-name="T20">lands</text:span> and inspire the Society setup for hummanity 2.0<text:line-break/>The connection among these colivings is key to develop the upcoming next steps<text:line-break/>That’s because Cocohub network is so precious (colivings around the world)</text:p>
      <text:p text:style-name="P3"/>
      <text:p text:style-name="P3">In Phase 2 proper (Mid-Density, Small Condensation Humanity 2.0 Society), humanity 2.0 has started to ‘contaminate’ the wider society <text:s/>like the appearance of humanity 2.0 ghettoes/communities and districts that have some implicit support or sympathy from the wider society → <text:span text:style-name="T30">Those communities are going to take the responsibility of everything is happening with the Humanity 1.0 (agreements with companies, startups, public funds/grants, etc) They assumed the risk because they are “collaborating” with humanity 1.0</text:span><text:line-break/>Phase 2 is key to develop the interaction with the territory, existing values, laws, religion or beliefs. </text:p>
      <text:p text:style-name="P3">Presumably humanity 2.0 ideas have proliferated enough that even those outside these zones would support their right to exist, perhaps recognizing, even desiring, the sense of authenticity on display.</text:p>
      <text:p text:style-name="P3"/>
      <text:p text:style-name="P3">In Phase 3 (High-Density, Large Condensation Humanity 2.0 Society), The humanity 2.0 and the states are more and more matched in terms of their resources. It’s time to ensure the opportunity for a gradual societal improvement. The State, perhaps pushed by confrontation with the humanity 2.0, enters into a series of ‘terminal crises’</text:p>
      <text:p text:style-name="P3">New Alliances are vigilant and work to ensure the final gasps of statism are ineffective.</text:p>
      <text:p text:style-name="P3"/>
      <text:p text:style-name="P5"><text:span text:style-name="T13">Target Group Identification:</text:span><text:line-break/><text:span text:style-name="T1">*</text:span>Identify target audiences (co-living/co-working spaces, digital nomads, existing territorial jurisdictions/immigration offices)</text:p>
      <text:p text:style-name="P5"/>
      <text:p text:style-name="P5"><text:span text:style-name="T2">Colivings / coworking spaces: nodes of the network, nest of pragmatic development of the idealism, </text:span><text:bookmark text:name="docs-internal-guid-5b923c77-7fff-df7e-9f3b-072f5cbcf387"/><text:span text:style-name="T3">nomad hotspot, </text:span><text:span text:style-name="T4">main tester</text:span><text:span text:style-name="T2"> of the app-mvp, mixer of inputs from nomads (feedback), pool of consciousness and unconsciousness</text:span></text:p>
      <text:p text:style-name="P5"/>
      <text:p text:style-name="P4">Digital nomads / remote workers: agents / messengers of the network, provide flexibility, adaptability and cultural richness for the network, distributed and autonomous testers of the app-mvp</text:p>
      <text:p text:style-name="P4"/>
      <text:p text:style-name="P4">Territorial jurisdictions “<text:span text:style-name="T7">Bridges from 1.0 to 2.0”</text:span></text:p>
      <text:p text:style-name="P4">-Special economic Zone (SEZ): areas in which the business and trade laws are different from the rest of the country → creation of new hotspots or nodes of the network, agents of diplomacy between Humanity 2.0 and Humanity 1.0, key points for the transition<text:line-break/>-Small island Developing States (SIDS): small island countries that tend t<text:span text:style-name="T21">o </text:span>share similar sustainable <text:soft-page-break/>challenges: growing populations, limited resources, remoteness, susceptibility to natural disasters, excessive dependence on international trade. They were recognized by United Nations in 1992</text:p>
      <text:p text:style-name="P4">→ creation of new hotspots or nodes of the network, agents of diplomacy between Humanity 2.0 and Humanity 1.0, key points for the transition</text:p>
      <text:p text:style-name="P4">-Proto-nation / proto-state /proto-country → any kind of sense of independency or more autonomy of a group of people inside an oppressive nation</text:p>
      <text:p text:style-name="P4"/>
      <text:p text:style-name="P2"/>
      <text:p text:style-name="P6"><text:span text:style-name="T13">Investor Engagement/Sponsor Onboarding:</text:span><text:line-break/><text:span text:style-name="T7">*</text:span>Develop and present a Pitch Deck<text:line-break/><text:span text:style-name="T7">*</text:span>Attract potential investors and sponsors</text:p>
      <text:p text:style-name="P6"/>
      <text:p text:style-name="P9"><text:bookmark text:name="docs-internal-guid-5fb5f52f-7fff-e57c-2d30-60d152e74bd1"/>Vision and Value Proposition:</text:p>
      <text:p text:style-name="P24"><text:bookmark text:name="docs-internal-guid-fb976feb-7fff-0901-f055-e0d9a0af54ae"/><text:span text:style-name="T7">[</text:span>Given the novelty of your concept, spend more time here to thoroughly explain what a "network state" is and how it specifically benefits digital nomads, remote workers, and territorial countries<text:span text:style-name="T7">]</text:span></text:p>
      <text:p text:style-name="P19"><text:span text:style-name="T7">A network of </text:span><text:span text:style-name="T14">distributed colivings</text:span><text:span text:style-name="T7"> connects </text:span><text:span text:style-name="T14">independent remote workers and digital nomads</text:span><text:span text:style-name="T7">, linking nodes to provide organic, autonomous, and uncensored flows and streams for the sustainable distribution of wealth, resources, values, opportunities, human migration, knowledge, </text:span><text:span text:style-name="T11">wisdom</text:span><text:span text:style-name="T7"> and consciousness<text:line-break/></text:span><text:span text:style-name="T19">Creation, development and deploy of an DApp to embrace the vision and values</text:span><text:span text:style-name="T7"><text:line-break/><text:line-break/></text:span><text:span text:style-name="T17">Values</text:span></text:p>
      <text:p text:style-name="P23">Agnosticism</text:p>
      <text:p text:style-name="P23">Freedom</text:p>
      <text:p text:style-name="P23">Unity</text:p>
      <text:p text:style-name="P23">Humanity</text:p>
      <text:p text:style-name="P23">Consciousness</text:p>
      <text:p text:style-name="P23"/>
      <text:p text:style-name="P19"/>
      <text:p text:style-name="P8"/>
      <text:p text:style-name="P10"><text:bookmark text:name="docs-internal-guid-d23a1d01-7fff-f6f2-746b-1f711633967d"/>Target Groups and Opportunity</text:p>
      <text:p text:style-name="P24"><text:bookmark text:name="docs-internal-guid-6d5366c3-7fff-2bbe-d2a9-c93a03ef2528"/><text:span text:style-name="T7">[</text:span>You might want to segment your target groups more distinctly – digital nomads, remote workers, and immigration offices – and outline tailored value propositions for each.<text:span text:style-name="T7">]</text:span></text:p>
      <text:p text:style-name="P6"/>
      <text:list text:style-name="L1">
        <text:list-item>
          <text:p text:style-name="P30"><text:span text:style-name="T2">Colivings / coworking spaces: nodes of the network, nest of pragmatic </text:span><text:span text:style-name="T11">deployment</text:span><text:span text:style-name="T2"> of the idealism, </text:span><text:bookmark text:name="docs-internal-guid-5b923c77-7fff-df7e-9f3b-072f5cbcf387 Copy 1"/><text:span text:style-name="T3">nomad hotspot, </text:span><text:span text:style-name="T2">mixer of inputs from nomads (feedback), pool of consciousness and unconsciousness. </text:span><text:span text:style-name="T7">Migration endpoint supporting the </text:span>emerging trends and shifting demographics related to global social and economic transformations. <text:span text:style-name="T7">Nodes where accumulate wealth, resources, values, knowledge, </text:span><text:span text:style-name="T11">wisdom</text:span><text:span text:style-name="T7"> and consciousness</text:span></text:p>
        </text:list-item>
      </text:list>
      <text:p text:style-name="P7">→ <text:span text:style-name="T11">current status: </text:span><text:span text:style-name="T7">Cocohub network (number of colivings: ?)</text:span></text:p>
      <text:p text:style-name="P7"><text:s text:c="5"/><text:span text:style-name="T11">Forecast: <text:line-break/></text:span></text:p>
      <text:list text:style-name="L2">
        <text:list-item>
          <text:p text:style-name="P32">Digital nomads / remote workers: messengers connecting the nodes of the network, providing flexibility, adaptability, resources and values to the network. Their nomadism provide a new concept of migration. Nomads needed a diverse set of basics: address, a visa, a strong passport, access to resources like banking sector and real estate. We offer alternatives to all of these through the network of colivings and technology.</text:p>
          <text:p text:style-name="P31"><text:span text:style-name="T7">→current status: </text:span>The number of <text:span text:style-name="Strong_20_Emphasis"><text:span text:style-name="T8">digital nomads worldwide has reached 35 million in 2023</text:span></text:span><text:span text:style-name="Strong_20_Emphasis"><text:span text:style-name="T10">*</text:span></text:span><text:span text:style-name="T7"> </text:span></text:p>
          <text:p text:style-name="P33"><text:s text:c="4"/>Forecast: <text:line-break/><text:span text:style-name="T27">*Results from public sources and from the western point of view.</text:span></text:p>
        </text:list-item>
      </text:list>
      <text:list text:style-name="L3">
        <text:list-item>
          <text:p text:style-name="P34"><text:soft-page-break/>According to the recent acceleration of development in many countries and the persistent reasons for migration (wars, conflicts, <text:span text:style-name="T11">economic vulnerability, perpetuation of slavery)</text:span> the number of people capable of transitioning to nomadism is expected to increase considerably.</text:p>
        </text:list-item>
        <text:list-item>
          <text:p text:style-name="P36">According to the recent acceleration of lost of power in many countries and the persistent reasons for migration (tax abuse, social and economic inequalities, loss of privileges, perpetuation of new age-slavery) the number of people capable of transitioning to nomadism is expected to increase considerably.<text:line-break/></text:p>
          <text:p text:style-name="P35"><text:span text:style-name="T22">→ Migration → </text:span><text:a xlink:type="simple" xlink:href="https://worldmigrationreport.iom.int/wmr-2022-interactive/" text:style-name="Internet_20_link" text:visited-style-name="Visited_20_Internet_20_Link"><text:span text:style-name="T22">Current status</text:span></text:a><text:span text:style-name="T22"> </text:span>281 million international migrants in the world<text:span text:style-name="T27">*</text:span><text:span text:style-name="T22"><text:line-break/> <text:s text:c="21"/>→ Forecast: swapping % migration </text:span><text:span text:style-name="T27">to</text:span><text:span text:style-name="T22"> nomadism<text:line-break/></text:span><text:span text:style-name="T27">*Results from public sources and from the western point of view.</text:span></text:p>
        </text:list-item>
      </text:list>
      <text:p text:style-name="P6"/>
      <text:p text:style-name="P6"/>
      <text:p text:style-name="P12">Solution</text:p>
      <text:p text:style-name="P12"/>
      <text:p text:style-name="P14"><text:bookmark text:name="docs-internal-guid-0035abe9-7fff-2ffd-d30b-e66fee2ea527"/>[Detail how your platform uniquely addresses the problems of each target group. Use case studies or hypothetical scenarios to illustrate the practical application of your solution.]</text:p>
      <text:p text:style-name="P12"/>
      <text:p text:style-name="P15">*Problem: Colivings and coworking spaces often face challenges in integrating with global nomadic trends. Managing diverse cultural backgrounds, addressing the evolving needs of digital nomads, and facilitating the accumulation of wealth and resources within these spaces can be complex (gentrification, detrimental tourism, neo-colonialism)</text:p>
      <text:p text:style-name="P15">*Solution: MVP-<text:span text:style-name="T19">DA</text:span>pp transforms nodes into pragmatic deployment hubs for idealism. Using blockchain, these colivings become a decentralized network where wealth, resources, values, knowledge, and consciousness are shared. Smart contracts facilitate transparent and fair resource distribution, ensuring that each node contributes and benefits proportionately.<text:line-break/><text:line-break/></text:p>
      <text:p text:style-name="P15">*Problem: Traditional nomadism often requires navigating complex visa processes, establishing local addresses, dealing with financial institutions, and facing limitations in real estate access. The global economic landscape, including issues like social and economic inequalities and loss of privileges, further complicates the nomadic lifestyle.</text:p>
      <text:p text:style-name="P15">*Solution: MVP-app addresses these challenges by providing a comprehensive alternative ecosystem. Through the platform, digital nomads gain access to coliving spaces globally without the need for traditional addresses. Blockchain-based identity management and decentralized finance options eliminate the hurdles associated with visas and banking. The network becomes a supportive ecosystem, fostering adaptability and flexibility.</text:p>
      <text:p text:style-name="P15"/>
      <text:p text:style-name="P15"/>
      <text:p text:style-name="P11"><text:bookmark text:name="docs-internal-guid-a3c7faa2-7fff-51cb-2c33-944c74d5b13d"/>Revenue Model</text:p>
      <text:p text:style-name="P20"><text:span text:style-name="T9">[</text:span><text:bookmark text:name="docs-internal-guid-38dacf1d-7fff-f13c-8af5-969462a84dcb"/><text:span text:style-name="T3">Given the niche market, explore diverse revenue streams like subscription models, service fees for immigration assistance, or premium features for enhanced networking opportunities.</text:span><text:span text:style-name="T5">]</text:span></text:p>
      <text:p text:style-name="P20"><text:span text:style-name="T5"/></text:p>
      <text:list text:style-name="L4">
        <text:list-item>
          <text:p text:style-name="P37"><text:span text:style-name="T30">Karma / Unity </text:span><text:span text:style-name="T22">Roads (as </text:span><text:span text:style-name="T26">trade route</text:span><text:span text:style-name="T22"> </text:span><text:a xlink:type="simple" xlink:href="https://en.wikipedia.org/wiki/Trade_route" text:style-name="Internet_20_link" text:visited-style-name="Visited_20_Internet_20_Link"><text:span text:style-name="T22">https://en.wikipedia.org/wiki/Trade_route</text:span></text:a><text:span text:style-name="T22">) </text:span><text:span text:style-name="T11">Sustainable generation of </text:span><text:span text:style-name="T15">new t</text:span><text:span text:style-name="T13">rade / </text:span><text:span text:style-name="T16">exchange / barter</text:span><text:span text:style-name="T13"> routes</text:span> <text:span text:style-name="T19">within the network </text:span><text:span text:style-name="T11">who can p</text:span>lay a crucial role <text:span text:style-name="T21">within the network and global economy</text:span> for various reasons:</text:p>
        </text:list-item>
      </text:list>
      <text:p text:style-name="P28"><text:span text:style-name="T18">Knowledge</text:span> Exchange</text:p>
      <text:p text:style-name="P28">Economic Growth</text:p>
      <text:p text:style-name="P28">Wealth Generation</text:p>
      <text:p text:style-name="P28">Technological Diffusion</text:p>
      <text:p text:style-name="P28">Development of on-chain economy</text:p>
      <text:p text:style-name="P28">Catalyst for Exploration</text:p>
      <text:p text:style-name="P28"><text:soft-page-break/>Cultural Diversity and Tolerance</text:p>
      <text:p text:style-name="P25">Innovation and Specialization</text:p>
      <text:p text:style-name="P26"/>
      <text:list text:style-name="L5">
        <text:list-item>
          <text:p text:style-name="P38">Transaction Fees:</text:p>
        </text:list-item>
      </text:list>
      <text:p text:style-name="P17">Charging fee for transactions that occur within the network<text:line-break/>-renting a workspace</text:p>
      <text:p text:style-name="P17">-trading services</text:p>
      <text:p text:style-name="P18">-subletting the services and avoiding the black market</text:p>
      <text:p text:style-name="P16">Generates revenue from the economic activities facilitated by the platform.</text:p>
      <text:p text:style-name="P16"/>
      <text:list text:style-name="L6">
        <text:list-item>
          <text:p text:style-name="P39">Knowledge Exchange Marketplace:</text:p>
        </text:list-item>
      </text:list>
      <text:p text:style-name="P16">Facilitating a marketplace for knowledge exchange where users can offer and pay for specialized knowledge or skills.</text:p>
      <text:p text:style-name="P17">Offering paid educational programs, workshops, or certification courses within the coliving spaces.</text:p>
      <text:p text:style-name="P16"/>
      <text:list text:style-name="L7">
        <text:list-item>
          <text:p text:style-name="P40">On-Chain Economy Development:</text:p>
        </text:list-item>
      </text:list>
      <text:p text:style-name="P16">Participating in on-chain economic activities, such as facilitating cryptocurrency transactions or developing blockchain-based applications.</text:p>
      <text:p text:style-name="P16"><text:s/></text:p>
      <text:list text:style-name="L8">
        <text:list-item>
          <text:p text:style-name="P42">Regeneration of coliving spaces:</text:p>
        </text:list-item>
      </text:list>
      <text:p text:style-name="P16"><text:span text:style-name="T19">C</text:span>ollaborating with <text:span text:style-name="T19">regenerative communities</text:span> to develop or manage coliving spaces, generating revenue through property-related transactions. Enables the expansion of the network</text:p>
      <text:p text:style-name="P16"/>
      <text:list text:style-name="L9">
        <text:list-item>
          <text:p text:style-name="P41">Events and Experiences:</text:p>
        </text:list-item>
      </text:list>
      <text:p text:style-name="P16">Hosting cultural events, experiences, or tours within the coliving network and charging participation fees. Enhances cultural diversity, promotes exploration, and generates revenue through event participation.</text:p>
      <text:p text:style-name="P16"/>
      <text:list text:style-name="L10">
        <text:list-item>
          <text:p text:style-name="P43"><text:span text:style-name="T5">C</text:span><text:span text:style-name="T6">ounter-economy: <text:s/>This </text:span><text:span text:style-name="T3">model can play a crucial role in enhancing </text:span><text:span text:style-name="T6">the </text:span><text:span text:style-name="T3">revenue model by introducing alternative and complementary channels for income generation. The counter-economy concept typically involves economic activities that operate outside or parallel to traditional, regulated markets </text:span><text:span text:style-name="T6">like the generation of economic flows without inflation, tax oppression, promoting the innovation and the deployment, protection against the downturns and disruptions in mainstream markets, prioritize privacy and anonymity, etc</text:span></text:p>
        </text:list-item>
      </text:list>
      <text:p text:style-name="P27"><text:span text:style-name="T3"/></text:p>
      <text:p text:style-name="P27"><text:span text:style-name="T6">H</text:span><text:span text:style-name="T3">ow a counter-economy model can contribute:</text:span></text:p>
      <text:list text:style-name="L11">
        <text:list-item>
          <text:list>
            <text:list-header>
              <text:p text:style-name="P44">*Diversification of income streams</text:p>
              <text:p text:style-name="P44">*Innovation and agility</text:p>
              <text:p text:style-name="P44">*Blockchain and Cryptocurrency Integration</text:p>
              <text:p text:style-name="P44">*Enhanced Privacy and Anonymity</text:p>
              <text:p text:style-name="P44">*Community Engagement</text:p>
              <text:p text:style-name="P44">*Social and Environmental Responsibility</text:p>
              <text:p text:style-name="P44">*Adaptation to Changing Regulations</text:p>
              <text:p text:style-name="P44">*Cross-Pollination of Ideas</text:p>
            </text:list-header>
          </text:list>
        </text:list-item>
      </text:list>
      <text:p text:style-name="P16"/>
      <text:p text:style-name="Standard"/>
      <text:p text:style-name="P13">Token Design</text:p>
      <text:p text:style-name="Standard"/>
      <text:p text:style-name="P29">Briefly introduce the Karma/<text:span text:style-name="T28">love?</text:span> token as an integral part of your platform's ecosystem. </text:p>
      <text:p text:style-name="Standard">-proof of humanity 2.0 (contribution towards humanity 2.0 values)<text:span text:style-name="T23"/></text:p>
      <text:p text:style-name="Standard">-proof of unity (1-1 / 1-10 / 10 – 100)<text:span text:style-name="T23"> → </text:span><text:span text:style-name="T24">events</text:span></text:p>
      <text:p text:style-name="Standard"><text:soft-page-break/>-proof of content creation (software, hardware, art, pattern, opportunity, agreement, collaboration, <text:span text:style-name="T27">investment,</text:span> etc)</text:p>
      <text:p text:style-name="Standard">-proof of governance (someone acts by consensus)<text:span text:style-name="T23"/></text:p>
      <text:p text:style-name="Standard">-proof of consciousness (contribution towards humanity 2.0 beliefs) Open source, blockchain No-KYC, scalable, censorship resistant, rug pull resistant, flexible, antifragile, anonymous, sovereign<text:span text:style-name="T23"/></text:p>
      <text:p text:style-name="Standard"/>
      <text:p text:style-name="Standard"/>
      <text:p text:style-name="P13">Traction and Validation/Roadmap:</text:p>
      <text:p text:style-name="Standard">Phase 1(Low-Density Humanity 2.0): idealism lands and inspire the Society setup for humanity 2.0 </text:p>
      <text:p text:style-name="Standard">Alliances can be established, promoted, curated and developed in a pragmatic way in a physical space: COLIVING</text:p>
      <text:p text:style-name="Standard"/>
      <text:p text:style-name="Standard">Phase 2 (Mid-Density, Small Condensation Humanity 2.0 Society): humanity 2.0 has started to ‘contaminate’ the wider society, the interaction with the territory, existing values, laws, religion or beliefs in a physical space</text:p>
      <text:p text:style-name="Standard"/>
      <text:p text:style-name="Standard">Phase 3 (High-Density, Large Condensation Humanity 2.0 Society): It’s time to ensure the opportunity for a gradual societal improvement</text:p>
      <text:p text:style-name="Standard"/>
      <text:p text:style-name="P13">Exit Strategy</text:p>
      <text:p text:style-name="Standard">Timelock strategy</text:p>
      <text:p text:style-name="Standard">Liquidity Locks<text:span text:style-name="T23"/></text:p>
      <text:p text:style-name="P29">Karma/<text:span text:style-name="T28">love?</text:span> exit = % proof of Unity * % proof of governance * % proof of humanity - % proof of content creation</text:p>
      <text:p text:style-name="P29"/>
      <text:p text:style-name="P13">R<text:span text:style-name="T29">isk</text:span></text:p>
      <text:p text:style-name="Standard">Risk = Vulnerability * Probability</text:p>
      <text:p text:style-name="Standard"/>
      <text:p text:style-name="Standard">Silk road was persecuted, closed, prohibited and the creator was jailed with life sentence<text:span text:style-name="T23"/></text:p>
      <text:p text:style-name="Standard"/>
      <text:p text:style-name="Standard">More protected, more anonymous, more flexible, more antifragile, more independent we are in less risk<text:span text:style-name="T23"/></text:p>
      <text:p text:style-name="P29"/>
      <text:p text:style-name="P13">Partnerships</text:p>
      <text:p text:style-name="Standard">-Any kind of private or public company who embrace the Karma/<text:span text:style-name="T28">love? </text:span>tokenomics</text:p>
      <text:p text:style-name="P29">-Any human being who embrace the Karma/<text:span text:style-name="T28">love? </text:span>tokenomics</text:p>
      <text:p text:style-name="P29">Territorial jurisdictions “Bridges from 1.0 to 2.0” embracing Karma/<text:span text:style-name="T28">love?</text:span> tokenomics:</text:p>
      <text:p text:style-name="Standard">-Special economic Zone (SEZ): areas in which the business and trade laws are different from the rest of the country → creation of new hotspots or nodes of the network, agents of diplomacy between Humanity 2.0 and Humanity 1.0, key points for the transition</text:p>
      <text:p text:style-name="Standard"/>
      <text:p text:style-name="Standard">-Small island Developing States (SIDS): small island countries that tend to share similar sustainable challenges: growing populations, limited resources, remoteness, susceptibility to natural disasters, excessive dependence on international trade. They were recognized by United Nations in 1992</text:p>
      <text:p text:style-name="Standard">-creation of new hotspots or nodes of the network, agents of diplomacy between Humanity 2.0 and Humanity 1.0, key points for the transition</text:p>
      <text:p text:style-name="Standard"/>
      <text:p text:style-name="Standard">-Regenerative communities with lack of members (when the project is ambicious and the community members are less than expected)</text:p>
      <text:p text:style-name="Standard">-Proto-nation / proto-state /proto-country → any kind of sense of independency or more autonomy of a group of people inside an oppressive nation</text:p>
      <text:p text:style-name="Standard"/>
      <text:p text:style-name="Standard"><text:soft-page-break/></text:p>
      <text:p text:style-name="P13">References:</text:p>
      <text:p text:style-name="Standard"/>
      <text:p text:style-name="Standard">https://agorist.xyz/<text:span text:style-name="T23"/></text:p>
      <text:p text:style-name="Standard">https://dark.fi/<text:span text:style-name="T23"/></text:p>
      <text:p text:style-name="Standard"><text:a xlink:type="simple" xlink:href="https://youtu.be/QA3YZVDUN5s?si=4MgBHx5dwVzuaxkk" text:style-name="Internet_20_link" text:visited-style-name="Visited_20_Internet_20_Link">Lunarpunk</text:a><text:span text:style-name="T23"/></text:p>
      <text:p text:style-name="Standard">https://en.wikipedia.org/wiki/Trade_route<text:span text:style-name="T23"/></text:p>
      <text:p text:style-name="Standard">https://worldmigrationreport.iom.int/wmr-2022-interactive/</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paragraph-properties fo:margin-left="0.2362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Internet_20_link" style:display-name="Internet link" style:family="paragraph">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paragraph">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s" style:family="paragraph">
      <style:text-properties style:font-name="OpenSymbol1" fo:font-family="OpenSymbol, 'Arial Unicode MS'"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Strong_20_Emphasis" style:display-name="Strong Emphasis" style:family="paragraph">
      <style:text-properties style:font-name="Liberation Serif" fo:font-family="'Liberation Serif'" style:font-family-generic="roman" style:font-pitch="variable" fo:font-size="12pt" fo:font-weight="bold" style:font-name-asian="Noto Sans1" style:font-family-asian="'Noto Sans'" style:font-family-generic-asian="system" style:font-pitch-asian="variable" style:font-size-asian="12pt" style:font-weight-asian="bold" style:font-name-complex="Noto Sans1" style:font-family-complex="'Noto Sans'" style:font-family-generic-complex="system" style:font-pitch-complex="variable" style:font-size-complex="12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2:26:12.352504293</meta:creation-date>
    <dc:date>2023-12-04T13:25:25.249548747</dc:date>
    <meta:editing-duration>PT16H18M10S</meta:editing-duration>
    <meta:editing-cycles>22</meta:editing-cycles>
    <meta:generator>LibreOffice/7.6.2.1$Linux_X86_64 LibreOffice_project/60$Build-1</meta:generator>
    <meta:document-statistic meta:table-count="0" meta:image-count="0" meta:object-count="0" meta:page-count="8" meta:paragraph-count="141" meta:word-count="2467" meta:character-count="17873" meta:non-whitespace-character-count="15514"/>
  </office:meta>
</office:document-meta>
</file>